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27.7000007629395pt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2" draw:layer="layout" svg:width="25.2cm" svg:height="12.179cm" svg:x="1.4cm" svg:y="5cm" presentation:class="subtitle">
          <draw:text-box>
            <text:p>What is it, and why you should care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irst: <text:s/>What is it?</text:p>
                <text:list>
                  <text:list-item>
                    <text:p>It's a computer network available over wireless technology</text:p>
                  </text:list-item>
                  <text:list-item>
                    <text:p>Decentralized</text:p>
                    <text:list>
                      <text:list-item>
                        <text:p>No ISP</text:p>
                      </text:list-item>
                      <text:list-item>
                        <text:p>No “Master”</text:p>
                      </text:list-item>
                    </text:list>
                  </text:list-item>
                  <text:list-item>
                    <text:p>Community Supported</text:p>
                    <text:list>
                      <text:list-item>
                        <text:p>Community is 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at do you mean,”Computer Network”</text:p>
                <text:list>
                  <text:list-item>
                    <text:p>The network is much like the internet</text:p>
                  </text:list-item>
                  <text:list-item>
                    <text:p>We'd like to think it's “Better”</text:p>
                  </text:list-item>
                  <text:list-item>
                    <text:p>Connects all computers together that access this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centralized?</text:p>
                <text:list>
                  <text:list-item>
                    <text:p>There's no “master controller” to this network</text:p>
                  </text:list-item>
                  <text:list-item>
                    <text:p>Anyone may participate as an equal peer</text:p>
                  </text:list-item>
                  <text:list-item>
                    <text:p>All nodes route traffic</text:p>
                  </text:list-item>
                  <text:list-item>
                    <text:p>The network is able to self-heal</text:p>
                    <text:list>
                      <text:list-item>
                        <text:p>This means if a node is turned off, traffic routes around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munity supported? <text:s/>That's SOCIALISM!</text:p>
                <text:list>
                  <text:list-item>
                    <text:p>No, not really. <text:s/>Nobody is forced to use it, or participate in it</text:p>
                  </text:list-item>
                  <text:list-item>
                    <text:p>There are no “users” to this, only participants</text:p>
                  </text:list-item>
                  <text:list-item>
                    <text:p>Individuals own the routing nodes, and are free to offer access to whomever they want</text:p>
                    <text:list>
                      <text:list-item>
                        <text:p>We'd like you to offer access publicly, if possible</text:p>
                      </text:list-item>
                    </text:list>
                  </text:list-item>
                  <text:list-item>
                    <text:p>Individual operators are free to spin up member nodes</text:p>
                    <text:list>
                      <text:list-item>
                        <text:p>They just need to meet some standards, to keep things smo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y should you care?</text:p>
                <text:list>
                  <text:list-item>
                    <text:p>Publicly accessible wifi is a neighborhood enabler</text:p>
                    <text:list>
                      <text:list-item>
                        <text:p>Brings foot traffic into local businesses</text:p>
                      </text:list-item>
                      <text:list-item>
                        <text:p>Keeps customers there longer</text:p>
                      </text:list-item>
                      <text:list-item>
                        <text:p>Acts as a community “amenity”</text:p>
                      </text:list-item>
                      <text:list-item>
                        <text:p>Brings members of the regional community together to build something togethe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y should you care?</text:p>
                <text:list>
                  <text:list-item>
                    <text:p>Publicly accessible wifi is a neighborhood enabler</text:p>
                    <text:list>
                      <text:list-item>
                        <text:p>Enables community groups free “internet” presence, at no cost to the group (Churches, block clubs, etc etc)</text:p>
                        <text:list>
                          <text:list-item>
                            <text:p>This “internet” wouldn't be generally available on the public internet</text:p>
                          </text:list-item>
                          <text:list-item>
                            <text:p>But, it's available where it needs to be: <text:s/>locally</text:p>
                          </text:list-item>
                        </text:list>
                      </text:list-item>
                      <text:list-item>
                        <text:p>Does the same for businesses</text:p>
                        <text:list>
                          <text:list-item>
                            <text:p>Local reach</text:p>
                          </text:list-item>
                          <text:list-item>
                            <text:p>High ROI on website, due to low investment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y should you care?</text:p>
                <text:list>
                  <text:list-item>
                    <text:p>A mesh network can improve employment rates</text:p>
                    <text:list>
                      <text:list-item>
                        <text:p>Most wanted postings are online</text:p>
                      </text:list-item>
                      <text:list-item>
                        <text:p>Internet access required to obtain jobs</text:p>
                      </text:list-item>
                      <text:list-item>
                        <text:p>Often times, email addresses are required too</text:p>
                      </text:list-item>
                      <text:list-item>
                        <text:p>Increased access to internet == more people employ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y should you care?</text:p>
                <text:list>
                  <text:list-item>
                    <text:p>A mesh network allows easier access to public services</text:p>
                    <text:list>
                      <text:list-item>
                        <text:p>Buffalo-Erie County Library has tons of audiobooks, ebooks, and movies available online</text:p>
                      </text:list-item>
                      <text:list-item>
                        <text:p>Most city bills are paid online</text:p>
                      </text:list-item>
                      <text:list-item>
                        <text:p>311 reports can be done online as well</text:p>
                      </text:list-item>
                    </text:list>
                  </text:list-item>
                  <text:list-item>
                    <text:p>This means elderly, young children, and low income people get better access to things we all take for gr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y should you care?</text:p>
                <text:list>
                  <text:list-item>
                    <text:p>A mesh network serves the public during disasters</text:p>
                    <text:list>
                      <text:list-item>
                        <text:p>During Hurricane Sandy, normal internet was down. <text:s/>Red Hook Community Mesh was still up, and providing internet access to people for email and updates</text:p>
                      </text:list-item>
                      <text:list-item>
                        <text:p>During Katrina, amateur radio operators assisted people building an ad-hoc wireless system for public and government use to provide services for communications</text:p>
                      </text:list-item>
                      <text:list-item>
                        <text:p>During widespread outages here in Buffalo, a mesh network can serve to keep neighbors in communication to check in on elderly neighbors, or to chat to kill time while “Staying home, and drinking a six pack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header>
                <text:p text:style-name="P2">So, I still have your attention?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ow can you help?</text:p>
                <text:list>
                  <text:list-item>
                    <text:p>For starters: <text:s/>Not asking you for money</text:p>
                  </text:list-item>
                  <text:list-item>
                    <text:p>We are in search of people</text:p>
                  </text:list-item>
                  <text:list-item>
                    <text:p>We need sp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e don't want your money.</text:p>
                <text:list>
                  <text:list-item>
                    <text:p>We do want you to purchase hardware for yourself</text:p>
                    <text:list>
                      <text:list-item>
                        <text:p>You own it, we help you with it</text:p>
                      </text:list-item>
                    </text:list>
                  </text:list-item>
                  <text:list-item>
                    <text:p>We can help give advice on:</text:p>
                    <text:list>
                      <text:list-item>
                        <text:p>Hardware to buy</text:p>
                      </text:list-item>
                      <text:list-item>
                        <text:p>Setup location(s)</text:p>
                      </text:list-item>
                      <text:list-item>
                        <text:p>Installation</text:p>
                      </text:list-item>
                    </text:list>
                  </text:list-item>
                  <text:list-item>
                    <text:p>We can help with:</text:p>
                    <text:list>
                      <text:list-item>
                        <text:p>Hardware installs, software installs, and node management, client (Your inside network stuff) insta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f you don't want/can't purchase the hardware</text:p>
                <text:list>
                  <text:list-item>
                    <text:p>That's fine!</text:p>
                  </text:list-item>
                  <text:list-item>
                    <text:p>We need space for nodes on roofs/etc</text:p>
                  </text:list-item>
                  <text:list-item>
                    <text:p>A potential node owner buys/owns the hardware</text:p>
                  </text:list-item>
                  <text:list-item>
                    <text:p>The potential node owner installs on your property</text:p>
                    <text:list>
                      <text:list-item>
                        <text:p>Maybe you can help install :)</text:p>
                      </text:list-item>
                    </text:list>
                  </text:list-item>
                  <text:list-item>
                    <text:p>Much like a barn raising</text:p>
                  </text:list-item>
                  <text:list-item>
                    <text:p>We all help get the network run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f you don't want/can't purchase the hardware</text:p>
                <text:list>
                  <text:list-item>
                    <text:p>We also need muscle/climbers</text:p>
                  </text:list-item>
                  <text:list-item>
                    <text:p>Help node owners do installations</text:p>
                  </text:list-item>
                  <text:list-item>
                    <text:p>Help do site surv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f you don't want/can't purchase the hardware</text:p>
                <text:list>
                  <text:list-item>
                    <text:p>We also need outreach people</text:p>
                  </text:list-item>
                  <text:list-item>
                    <text:p>These people meet with potential site owners</text:p>
                  </text:list-item>
                  <text:list-item>
                    <text:p>They also produce presentations like this one</text:p>
                  </text:list-item>
                  <text:list-item>
                    <text:p>… and produce other outreach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7" draw:layer="layout" svg:width="25.2cm" svg:height="12.179cm" svg:x="1.4cm" svg:y="5cm" presentation:class="subtitle">
          <draw:text-box>
            <text:p>It's a community effort!</text:p>
            <text:p>We build it...<text:line-break/>We maintain it...<text:line-break/>We police it...<text:line-break/>We use and enjoy it!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ity Wide Mesh Network</text:p>
          </draw:text-box>
        </draw:frame>
        <draw:frame presentation:style-name="pr7" draw:layer="layout" svg:width="25.2cm" svg:height="12.179cm" svg:x="1.4cm" svg:y="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2T16:37:31.471832597</meta:creation-date>
    <dc:date>2014-09-02T19:20:19.535091368</dc:date>
    <meta:editing-duration>PT2H26M50S</meta:editing-duration>
    <meta:editing-cycles>7</meta:editing-cycles>
    <meta:generator>LibreOffice/4.2.4.2$Linux_X86_64 LibreOffice_project/420m0$Build-2</meta:generator>
    <meta:document-statistic meta:object-count="105"/>
  </office:meta>
</office:document-meta>
</file>